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4-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ASH, JUDAH'S EIGHTH RULER (24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ASH, JUDAH'S EIGHTH RULER (24:1-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etter years of Joash's reign (24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etter years of Joash's reign (24:1-14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ommand (24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oncern (24:6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chest (24:8-1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JOASH, JUDAH'S EIGHTH RULER (24:1-2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etter years of Joash's reign (24: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bitter years of Joash's reign (24:15-2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bitter years of Joash's reign (24:15-27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eason (24:15-1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sults (24:18-2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sults (24:18-27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ganism (24:18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phet (24:20-2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lot (24:23-2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bitter years of Joash's reign (24:15-27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reason (24:15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sults (24:18-2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JOASH, JUDAH'S EIGHTH RULER (24:1-27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better years of Joash's reign (24:1-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itter years of Joash's reign (24:15-2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2 CHRONICLES 24-25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JOASH, JUDAH'S EIGHTH RULER (24:1-2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MAZIAH, JUDAH'S NINTH RULER (25:1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AMAZIAH, JUDAH'S NINTH RULER (25:1-28):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evaluation of Amaziah's behavior (25:1-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execution of Joash's assassins (25:3-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encounter with the Edomite army (25:5-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-title-Title-Slide" presentation:presentation-page-layout-name="Master1-PPL1" draw:id="Slide-266">
        <draw:frame draw:id="id103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The encounter with the Edomite army (25:5-13):<text:s text:c="1"/></text:span><text:span text:style-name="a581" text:class-names=""/></text:p>
          </draw:text-box>
          <svg:title/>
          <svg:desc/>
        </draw:frame>
        <draw:frame draw:id="id104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The warriors (25:5-6):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warriors (25:5-6):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From the two tribes (25: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From the 10 tribes (25: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encounter with the Edomite army (25:5-13):<text:s text:c="1"/>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warriors (25:5-6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warning (25:7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war (25:11-1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rath (25:1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AMAZIAH, JUDAH'S NINTH RULER (25:1-28):<text:s text:c="1"/></text:span><text:span text:style-name="a627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evaluation of Amaziah's behavior (25:1-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execution of Joash's assassins (25:3-4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encounter with the Edomite army (25:5-13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errors of Amaziah's reign (25:14-24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errors of Amaziah's reign (25:14-24)<text:s text:c="1"/></text:span><text:span text:style-name="a648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His paganism (25:14-16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His pride (25:17-2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His punishment (25:21-24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2-tx-Title-and-Text" presentation:presentation-page-layout-name="Master1-PPL12" draw:id="Slide-271">
        <draw:frame draw:id="id113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AMAZIAH, JUDAH'S NINTH RULER (25:1-28):<text:s text:c="1"/></text:span><text:span text:style-name="a666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evaluation of Amaziah's behavior (25:1-2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execution of Joash's assassins (25:3-4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encounter with the Edomite army (25:5-13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errors of Amaziah's reign (25:14-2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end of Amaziah's life (25:25-28): Amaziah is assassinated for abandoning the Lord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2 CHRONICLES 24-25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JOASH, JUDAH'S EIGHTH RULER (24:1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MAZIAH, JUDAH'S NINTH RULER (25:1-2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4-25 </dc:title>
    <meta:initial-creator>David STRICKLAND</meta:initial-creator>
    <dc:creator>David STRICKLAND</dc:creator>
    <meta:creation-date>2020-02-22T19:24:26Z</meta:creation-date>
    <dc:date>2020-02-22T19:24:26Z</dc:date>
    <meta:template xlink:href="BibleStudy" xlink:type="simple"/>
    <meta:editing-cycles>1</meta:editing-cycles>
    <meta:editing-duration>PT0S</meta:editing-duration>
    <meta:document-statistic meta:paragraph-count="59" meta:word-count="461"/>
  </office:meta>
</office:document-meta>
</file>